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6.37645833333333cm" style:use-optimal-column-width="true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75pt" style:use-optimal-row-height="true" fo:break-before="auto"/>
    </style:style>
    <style:style style:name="ro3" style:family="table-row">
      <style:table-row-properties style:row-height="36.75pt" style:use-optimal-row-height="true" fo:break-before="auto"/>
    </style:style>
    <style:style style:name="ro4" style:family="table-row">
      <style:table-row-properties style:row-height="60.75pt" style:use-optimal-row-height="true" fo:break-before="auto"/>
    </style:style>
    <style:style style:name="ro5" style:family="table-row">
      <style:table-row-properties style:row-height="4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Bezeichnung</text:p>
          </table:table-cell>
          <table:table-cell office:value-type="string" table:style-name="ce1">
            <text:p>Planungsstand</text:p>
          </table:table-cell>
          <table:table-cell table:number-columns-repeated="1638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Maßnahmen mit einem Restvolumen &lt; 50 Millionen Euro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ABS Lübeck/Hagenow Land – Rostock – Stralsund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ABS Hamburg – Büchen – Berli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BS Stelle – Lüneburg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ABS Berlin – Dresden (1. und 2. Baustufe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ABS Hannover – Lehrte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ABS Löhne – Braunschweig – Wolfsburg (1. Baustufe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ABS Dortmund – Paderborn – Kassel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ABS/NBS Nürnberg – Erfurt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NBS/ABS Erfurt – Leipzig/Halle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BS Leipzig – Dresd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ABS Paderborn – Bebra – Erfurt – Weimar – Jena – Glauchau – Chemnitz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ABS Karlsruhe – Stuttgart – Nürnberg – Leipzig/Dresd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ABS Berlin – Frankfurt/Oder – Grenze D/PL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ABS Köln – Aach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ABS/NBS Hanau – Nantenbach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ABS Ludwigshafen – Saarbrücken, Kehl – Appenweier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ABS Mainz – Mannheim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ABS Fulda – Frankfurt am Mai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ABS/NBS Stuttgart – Ulm – Augsburg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ABS Augsburg – Münch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ABS München – Mühldorf – Freilassing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NBS/ABS Nürnberg – Ingolstadt – Münch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ABS/NBS Karlsruhe – Offenburg – Freiburg – Basel (1. und 2. Baustufe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Kombinierter Verkehr/Rangierbahnhöfe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Ausbau von Knoten (Berlin, Dresden, Erfurt, Halle/Leipzig, Magdeburg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ABS Hamburg – Lübeck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ABS Oldenburg – Wilhelmshaven/Langwedel – Uelzen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ABS Uelzen – Stendal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3">
          <table:table-cell office:value-type="float" office:value="30" table:style-name="ce3">
            <text:p>30</text:p>
          </table:table-cell>
          <table:table-cell office:value-type="string" table:style-name="ce3">
            <text:p>ABS (Amsterdam –) Grenze D/NL – Emmerich – Oberhausen (1. und 2. Baustufe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ABS Hoyerswerda – Horka – Grenze D/PL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ABS Nürnberg – Marktredwitz – Reichenbach/Grenze D/CZ (– Prag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ABS Luxemburg – Trier – Koblenz – Mainz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ABS Berlin – Görlitz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ABS München – Lindau – Grenze D/A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3">
          <table:table-cell office:value-type="float" office:value="36" table:style-name="ce3">
            <text:p>36</text:p>
          </table:table-cell>
          <table:table-cell office:value-type="string" table:style-name="ce3">
            <text:p>Ausbau von Knoten (2. Baustufe) (Bremen, Frankfurt/Main, Hamburg, Mannheim, München)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Kombinierter Verkehr/Rangierbahnhöfe</text:p>
          </table:table-cell>
          <table:table-cell office:value-type="string" table:style-name="ce1">
            <text:p>Laufend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BS Ulm – Friedrichshafen – Lindau (Südbah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ABS/NBS Hanau – Würzburg/Fulda – Erfurt1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3">
            <text:p>ABS/NBS Hamburg – Hannover, ABS Langwedel – Uelzen, Rotenburg – Verden – Minden/Wunstorf, Bremerhaven – Bremen – Langwedel (Optimiertes Alpha-E + Breme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style-name="ce3">
            <text:p>Korridor Mittelrhein: Zielnetz I (umfasst unter anderem NBS/ABS Mannheim – Karlsruhe, NBS Frankfurt – Mannheim, ABS Köln/Hagen – Siegen – Hanau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ABS/NBS Karlsruhe – Basel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ABS München – Mühldorf – Freilassing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ABS/NBS München – Rosenheim – Kiefersfelden – Grenze D/A (– Kufstei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ABS/NBS Nürnberg – Erfurt (VDE 8.1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6">
            <text:p>ABS/NBS Hamburg – Lübeck – Puttgarden (Hinterlandanbindung FBQ)2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4">
            <text:p>ABS Burgsinn – Gemünden – Würzburg – Nürnberg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BS Nürnberg – Passau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4">
            <text:p>ABS Paderborn – Halle (Kurve Mönchehof – Ihringshause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6">
            <text:p>ABS/NBS Hannover – Bielefeld3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3">
          <table:table-cell office:value-type="float" office:value="14" table:style-name="ce3">
            <text:p>14</text:p>
          </table:table-cell>
          <table:table-cell office:value-type="string" table:style-name="ce3">
            <text:p>ABS Nürnberg – Marktredwitz – Hof/Grenze D/CZ (– Prag) (Franken-Sachsen-Magistrale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6">
            <text:p>ABS Uelzen – Stendal – Magdeburg – Halle (Ostkorridor Nord)4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4">
            <text:p>ABS Hof – Marktredwitz – Regensburg – Obertraubling (Ostkorridor Süd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6">
            <text:p>Rhein-Ruhr-Express (RRX): Köln – Düsseldorf – Dortmund/Münster5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3">
          <table:table-cell office:value-type="float" office:value="18" table:style-name="ce3">
            <text:p>18</text:p>
          </table:table-cell>
          <table:table-cell office:value-type="string" table:style-name="ce3">
            <text:p>Rhein-Ruhr-Express (RRX): Köln – Düsseldorf – Dortmund/Münster (5. und 6. Gleis Düsseldorf-Kalkum – Duisburg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3">
          <table:table-cell office:value-type="float" office:value="19" table:style-name="ce3">
            <text:p>19</text:p>
          </table:table-cell>
          <table:table-cell office:value-type="string" table:style-name="ce3">
            <text:p>Rhein-Ruhr-Express (RRX): Köln – Düsseldorf – Dortmund/Münster (Systemhalt Düsseldorf-Benrath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ABS Angermünde – Grenze D/PL (– Stetti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ABS Hannover – Berlin (Lehrter Stammbah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ABS/NBS Ulm – Augsburg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ABS Stuttgart – Singen – Grenze D/CH (Gäubah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Projekte des Potenziellen Bedarfs (Streckenmaßnahme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4">
            <text:p>Großknoten (Frankfurt, Hamburg, Köln, Mannheim, Münche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3">
          <table:table-cell office:value-type="float" office:value="26" table:style-name="ce3">
            <text:p>26</text:p>
          </table:table-cell>
          <table:table-cell office:value-type="string" table:style-name="ce3">
            <text:p>Projekte des Potenziellen Bedarfs (weitere Knoten, mikroskopische Maßnahmen)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Kombinierter Verkehr/Rangierbahnhöfe</text:p>
          </table:table-cell>
          <table:table-cell office:value-type="string" table:style-name="ce1">
            <text:p>Vordringlich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BS Bremerhaven – Bremervörde – Rotenburg – Verden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Korridor Mittelrhein: Zielnetz II (umfasst unter anderem NBS Troisdorf – Mainz-Bischofsheim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ABS München – Mühldorf – Freilassing6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BS/NBS Nürnberg – Erfurt (VDE 8.1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ABS Grenze D/NL – Bad Bentheim – Löhn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3">
            <text:p>ABS Nürnberg – Schwandorf/München – Regensburg – Furth im Wald – Grenze D/CZ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ABS Nürnberg – Weiden – Hof/Schirnding – Grenze D/CZ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string" table:style-name="ce3">
            <text:p>ABS Hochstadt-Marktzeuln – Hof/Nürnberg – Bayreuth – Neuenmarkt-Wirsber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6">
            <text:p>ABS Grenze D/NL – Kaldenkirchen – Viersen – Rheydt-Odenkirchen7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ABS Augsburg – Donauwörth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BS Cottbus – Görlitz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ABS Dresden – Görlitz – Grenze D/PL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ABS Gotha – Leinefeld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ABS Gruiten – Wuppertal – Schwelm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ABS Stuttgart – Backnang/Schwäbisch Gmünd – Aalen – Nürnber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ABS Kehl – Appenweier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ABS Landshut – Plattlin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ABS Lübeck – Schwerin/Büchen – Lünebur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ABS Ludwigshafen – Saarbrücken – Grenze D/F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ABS Weimar – Gera – Gößnitz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ABS Regensburg – Mühldorf – Rosenheim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ABS Niebüll – Klanxbüll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NBS Rheydter Kurv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NBS Studernheimer Kurv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ABS Hamburg – Ahrensbur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NBS Dresden – Prag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ABS Lehrte/Hameln – Braunschweig – Magdeburg – Roßlau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ABS Cuxhaven – Stad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ABS Köln – Aachen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ABS Münster – Lünen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ABS Leipzig – Chemnitz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ABS Wilster – Brunsbüttel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ABS Berlin – Angermünde – Pasewalk – Stralsund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3">
          <table:table-cell office:value-type="float" office:value="34" table:style-name="ce3">
            <text:p>34</text:p>
          </table:table-cell>
          <table:table-cell office:value-type="string" table:style-name="ce3">
            <text:p>ABS Berlin – Neustrelitz – Neubrandenburg – Stralsund (Berliner Nordbahn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ABS Koblenz – Mainz (Tunnelertüchtigung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ABS Cottbus – Forst (Lausitz) – Grenze D/PL (– Zary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5">
          <table:table-cell office:value-type="float" office:value="37" table:style-name="ce3">
            <text:p>37</text:p>
          </table:table-cell>
          <table:table-cell office:value-type="string" table:style-name="ce3">
            <text:p>Weitere Streckenmaßnahmen zur Engpassauflösung (umfasst unter anderem ein Projekt „Überholgleise für 740m-Züge“)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Knoten Frankfurt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6">
            <text:p>Knoten Hamburg8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Knoten Hannover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6">
            <text:p>Knoten Köln9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Knoten Mannheim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Knoten München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Deutschland-Takt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Weitere Knoten, mikroskopische Maßnahmen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Kombinierter Verkehr/Rangierbahnhöfe</text:p>
          </table:table-cell>
          <table:table-cell office:value-type="string" table:style-name="ce1">
            <text:p>Potenziell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table:number-columns-repeated="16382" table:style-name="ce1"/>
        </table:table-row>
        <table:table-row table:number-rows-repeated="1048464" table:style-name="ro1">
          <table:table-cell table:number-columns-repeated="16384"/>
        </table:table-row>
      </table:table>
      <table:named-expressions>
        <table:named-range table:name="FnR.F796682_01" table:cell-range-address="Tabelle1.$B$40" table:base-cell-address="Tabelle1.$A$1"/>
        <table:named-range table:name="FnR.F796682_02" table:cell-range-address="Tabelle1.$B$47" table:base-cell-address="Tabelle1.$A$1"/>
        <table:named-range table:name="FnR.F796682_03" table:cell-range-address="Tabelle1.$B$51" table:base-cell-address="Tabelle1.$A$1"/>
        <table:named-range table:name="FnR.F796682_04" table:cell-range-address="Tabelle1.$B$53" table:base-cell-address="Tabelle1.$A$1"/>
        <table:named-range table:name="FnR.F796682_05" table:cell-range-address="Tabelle1.$B$55" table:base-cell-address="Tabelle1.$A$1"/>
        <table:named-range table:name="FnR.F796682_06" table:cell-range-address="Tabelle1.$B$68" table:base-cell-address="Tabelle1.$A$1"/>
        <table:named-range table:name="FnR.F796682_07" table:cell-range-address="Tabelle1.$B$74" table:base-cell-address="Tabelle1.$A$1"/>
        <table:named-range table:name="FnR.F796682_08" table:cell-range-address="Tabelle1.$B$104" table:base-cell-address="Tabelle1.$A$1"/>
        <table:named-range table:name="FnR.F796682_09" table:cell-range-address="Tabelle1.$B$106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1</meta:generator>
    <meta:initial-creator>Pfaff, Raphael</meta:initial-creator>
    <dc:creator>X</dc:creator>
    <meta:creation-date>2023-02-25T09:58:29Z</meta:creation-date>
    <dc:date>2023-02-25T10:19:53Z</dc:date>
  </office:meta>
</office:document-meta>
</file>